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f0fe" officeooo:paragraph-rsid="0002f0fe"/>
    </style:style>
    <style:style style:name="P2" style:family="paragraph" style:parent-style-name="Standard">
      <style:text-properties officeooo:rsid="0002f0fe" officeooo:paragraph-rsid="0002f0fe" style:language-asian="ja" style:country-asian="JP"/>
    </style:style>
    <style:style style:name="P3" style:family="paragraph" style:parent-style-name="Standard">
      <style:text-properties officeooo:rsid="0002f0fe" officeooo:paragraph-rsid="00037dfc" style:language-asian="ja" style:country-asian="JP"/>
    </style:style>
    <style:style style:name="P4" style:family="paragraph" style:parent-style-name="Standard">
      <style:text-properties officeooo:rsid="0002f0fe" officeooo:paragraph-rsid="000f6a29" style:language-asian="ja" style:country-asian="JP"/>
    </style:style>
    <style:style style:name="T1" style:family="text">
      <style:text-properties style:language-asian="ja" style:country-asian="JP"/>
    </style:style>
    <style:style style:name="T2" style:family="text">
      <style:text-properties officeooo:rsid="0004e2d3"/>
    </style:style>
    <style:style style:name="T3" style:family="text">
      <style:text-properties officeooo:rsid="0005e394"/>
    </style:style>
    <style:style style:name="T4" style:family="text">
      <style:text-properties officeooo:rsid="0014bf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pulation observation<text:span text:style-name="T1">（集団観察）</text:span></text:p>
      <text:p text:style-name="P2"/>
      <text:p text:style-name="P2">１　目的</text:p>
      <text:p text:style-name="P2"><text:tab/>個々の能力を用いて集団がどのような行動をするのか。</text:p>
      <text:p text:style-name="P2"><text:tab/>集団と集団がどのような関係を求めるのか。</text:p>
      <text:p text:style-name="P2"/>
      <text:p text:style-name="P2">２　オブジェクト</text:p>
      <text:p text:style-name="P4"><text:tab/>１　<text:span text:style-name="T4">ヴィスディン（人間）</text:span></text:p>
      <text:p text:style-name="P2"><text:tab/>２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54M18S</meta:editing-duration>
    <meta:editing-cycles>13</meta:editing-cycles>
    <meta:generator>LibreOffice/5.0.4.2$Windows_x86 LibreOffice_project/2b9802c1994aa0b7dc6079e128979269cf95bc78</meta:generator>
    <dc:date>2016-03-23T14:35:44.199000000</dc:date>
    <meta:document-statistic meta:table-count="0" meta:image-count="0" meta:object-count="0" meta:page-count="1" meta:paragraph-count="7" meta:word-count="75" meta:character-count="103" meta:non-whitespace-character-count="94"/>
    <meta:user-defined meta:name="Info 1"/>
    <meta:user-defined meta:name="Info 2"/>
    <meta:user-defined meta:name="Info 3"/>
    <meta:user-defined meta:name="Info 4"/>
  </office:meta>
</office:document-meta>
</file>